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a6" draw:textarea-horizontal-align="justify" draw:textarea-vertical-align="middle" draw:auto-grow-height="false" fo:min-height="17cm" fo:min-width="23cm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0.75cm" fo:min-width="4.555cm"/>
    </style:style>
    <style:style style:name="gr3" style:family="graphic" style:parent-style-name="standard">
      <style:graphic-properties draw:textarea-horizontal-align="justify" draw:textarea-vertical-align="middle" draw:auto-grow-height="false" fo:min-height="0.812cm" fo:min-width="1.092cm"/>
      <style:paragraph-properties style:writing-mode="lr-tb"/>
    </style:style>
    <style:style style:name="gr4" style:family="graphic" style:parent-style-name="standard">
      <style:graphic-properties draw:fill-color="#ffd7d7" draw:textarea-horizontal-align="justify" draw:textarea-vertical-align="middle" draw:auto-grow-height="false" fo:min-height="17cm" fo:min-width="9.049cm"/>
    </style:style>
    <style:style style:name="gr5" style:family="graphic" style:parent-style-name="standard">
      <style:graphic-properties draw:fill-color="#dee7e5" draw:textarea-horizontal-align="justify" draw:textarea-vertical-align="middle" draw:auto-grow-height="false" fo:min-height="17cm" fo:min-width="0.904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5.11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4.2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5cm" fo:min-width="5cm"/>
      <style:paragraph-properties style:writing-mode="lr-tb"/>
    </style:style>
    <style:style style:name="P1" style:family="paragraph">
      <loext:graphic-properties draw:fill-color="#ffffa6"/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d7d7"/>
      <style:paragraph-properties fo:text-align="center"/>
    </style:style>
    <style:style style:name="P5" style:family="paragraph">
      <loext:graphic-properties draw:fill-color="#dee7e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polygon draw:style-name="gr1" draw:text-style-name="P1" draw:layer="layout" svg:width="26.399cm" svg:height="17.249cm" svg:x="1.5cm" svg:y="2.5cm" svg:viewBox="0 0 26400 17250" draw:points="0,17250 0,0 26400,0 26400,17250">
          <text:p/>
        </draw:polygon>
        <draw:custom-shape draw:style-name="gr2" draw:text-style-name="P2" draw:layer="controls" svg:width="5.055cm" svg:height="1cm" svg:x="1.5cm" svg:y="9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controls" svg:width="5.055cm" svg:height="1cm" svg:x="1.5cm" svg:y="8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controls" svg:width="5.055cm" svg:height="1cm" svg:x="1.5cm" svg:y="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controls" svg:width="5.055cm" svg:height="1cm" svg:x="1.5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controls" svg:width="5.055cm" svg:height="1cm" svg:x="1.5cm" svg:y="6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controls" svg:width="5.055cm" svg:height="1cm" svg:x="1.5cm" svg:y="3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controls" svg:width="5.055cm" svg:height="1cm" svg:x="1.5cm" svg:y="13.6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controls" svg:width="5.055cm" svg:height="1cm" svg:x="1.5cm" svg:y="1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controls" svg:width="5.055cm" svg:height="1cm" svg:x="1.5cm" svg:y="11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controls" svg:width="2.25cm" svg:height="1.5cm" svg:x="26.25cm" svg:y="1cm">
          <text:p text:style-name="P3">Perf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controls" svg:width="9.549cm" svg:height="17.25cm" svg:x="6.668cm" svg:y="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controls" svg:width="1.404cm" svg:height="17.25cm" svg:x="13.689cm" svg:y="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controls" svg:width="1.404cm" svg:height="17.25cm" svg:x="12.004cm" svg:y="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controls" svg:width="1.404cm" svg:height="17.25cm" svg:x="10.319cm" svg:y="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controls" svg:width="1.404cm" svg:height="17.25cm" svg:x="8.634cm" svg:y="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controls" svg:width="1.404cm" svg:height="17.25cm" svg:x="6.949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controls" svg:width="5.617cm" svg:height="1cm" svg:x="16.497cm" svg:y="2.5cm">
          <text:p text:style-name="P3">Calificacione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controls" svg:width="4.775cm" svg:height="1cm" svg:x="1.612cm" svg:y="15cm">
          <text:p text:style-name="P3">Estudiantes</text:p>
          <draw:enhanced-geometry svg:viewBox="0 0 21600 21600" draw:type="rectangle" draw:enhanced-path="M 0 0 L 21600 0 21600 21600 0 21600 0 0 Z N"/>
        </draw:custom-shape>
        <draw:custom-shape draw:style-name="gr8" draw:text-style-name="P3" draw:layer="controls" svg:width="5.5cm" svg:height="0.75cm" svg:x="20.25cm" svg:y="1.25cm">
          <text:p text:style-name="P3">Settings</text:p>
          <draw:enhanced-geometry svg:viewBox="0 0 21600 21600" draw:type="rectangle" draw:enhanced-path="M 0 0 L 21600 0 21600 21600 0 21600 0 0 Z N"/>
        </draw:custom-shape>
        <draw:custom-shape draw:style-name="gr8" draw:text-style-name="P3" draw:layer="controls" svg:width="5.5cm" svg:height="0.75cm" svg:x="1.75cm" svg:y="1.25cm">
          <text:p text:style-name="P3">Curso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6T21:54:13.655361921</meta:creation-date>
    <dc:date>2022-02-06T22:43:42.892449486</dc:date>
    <meta:editing-duration>PT8M48S</meta:editing-duration>
    <meta:editing-cycles>1</meta:editing-cycles>
    <meta:document-statistic meta:object-count="21"/>
    <meta:generator>LibreOffice/7.2.5.2.0$Linux_X86_64 LibreOffice_project/20$Build-2</meta:generator>
  </office:meta>
</office:document-meta>
</file>